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A000001A21B05C7DD5C31A993.jpg" manifest:media-type="image/jpeg"/>
  <manifest:file-entry manifest:full-path="Pictures/10000000000001B30000015504D639C46FB70901.jpg" manifest:media-type="image/jpeg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Standard-outline1">
      <style:graphic-properties fo:min-height="4.106cm"/>
      <style:paragraph-properties style:writing-mode="lr-tb"/>
    </style:style>
    <style:style style:name="pr5" style:family="presentation" style:parent-style-name="Standard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3.937cm" style:use-optimal-column-width="false"/>
    </style:style>
    <style:style style:name="co2" style:family="table-column">
      <style:table-column-properties style:column-width="2.708cm" style:use-optimal-column-width="false"/>
    </style:style>
    <style:style style:name="co3" style:family="table-column">
      <style:table-column-properties style:column-width="2.577cm" style:use-optimal-column-width="false"/>
    </style:style>
    <style:style style:name="co4" style:family="table-column">
      <style:table-column-properties style:column-width="3.075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12.54cm" svg:height="11.059cm" svg:x="7.62cm" svg:y="3.685cm">
          <draw:image xlink:href="Pictures/10000000000001DA000001A21B05C7DD5C31A993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8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3" draw:layer="layout" svg:width="5.556cm" svg:height="4.356cm" svg:x="4.77cm" svg:y="3.685cm" presentation:class="graphic">
          <draw:image xlink:href="Pictures/10000000000001B30000015504D639C46FB70901.jpg" xlink:type="simple" xlink:show="embed" xlink:actuate="onLoad" draw:mime-type="image/jpeg">
            <text:p/>
          </draw:image>
        </draw:frame>
        <draw:frame draw:style-name="standard" draw:layer="layout" svg:width="12.296cm" svg:height="2.915cm" svg:x="14.313cm" svg:y="3.685cm" presentation:class="table" presentation:user-transformed="true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orange3">
              <table:table-cell/>
              <table:table-cell>
                <text:p>Canard</text:p>
              </table:table-cell>
              <table:table-cell>
                <text:p>Oies</text:p>
              </table:table-cell>
              <table:table-cell>
                <text:p>Poules</text:p>
              </table:table-cell>
            </table:table-row>
            <table:table-row table:style-name="ro1" table:default-cell-style-name="orange2">
              <table:table-cell>
                <text:p>Effectifs</text:p>
              </table:table-cell>
              <table:table-cell>
                <text:p>150</text:p>
              </table:table-cell>
              <table:table-cell>
                <text:p>150</text:p>
              </table:table-cell>
              <table:table-cell>
                <text:p>300</text:p>
              </table:table-cell>
            </table:table-row>
            <table:table-row table:style-name="ro1" table:default-cell-style-name="orange1">
              <table:table-cell>
                <text:p>Fréquences</text:p>
              </table:table-cell>
              <table:table-cell>
                <text:p>25%</text:p>
              </table:table-cell>
              <table:table-cell>
                <text:p>25%</text:p>
              </table:table-cell>
              <table:table-cell>
                <text:p>50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layer="layout" svg:width="12.297cm" svg:height="4.356cm" svg:x="1.4cm" svg:y="8.456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4" draw:layer="layout" svg:width="12.297cm" svg:height="4.356cm" svg:x="14.605cm" svg:y="8.344cm" presentation:class="outline" presentation:user-transformed="true">
          <draw:text-box>
            <text:list text:style-name="L2">
              <text:list-item>
                <text:p>Blablabla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18T16:56:39.890000000</meta:creation-date>
    <dc:date>2021-03-18T17:17:42.007000000</dc:date>
    <meta:editing-duration>PT10M10S</meta:editing-duration>
    <meta:editing-cycles>2</meta:editing-cycles>
    <meta:generator>LibreOffice/7.1.0.3$Windows_X86_64 LibreOffice_project/f6099ecf3d29644b5008cc8f48f42f4a40986e4c</meta:generator>
    <meta:document-statistic meta:object-count="3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98cm" svg:height="4.357cm" xlink:href="." xlink:type="simple" chart:class="chart:circle" chart:style-name="ch1">
        <chart:legend chart:legend-position="end" svg:x="10.458cm" svg:y="1.381cm" style:legend-expansion="high" chart:style-name="ch2"/>
        <chart:plot-area chart:style-name="ch3" chart:data-source-has-labels="both" svg:x="0.245cm" svg:y="0.087cm" svg:width="9.968cm" svg:height="4.183cm">
          <chart:coordinate-region svg:x="3.138cm" svg:y="0.088cm" svg:width="4.182cm" svg:height="4.18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</table:table-row>
          </table:table-header-rows>
          <table:table-rows>
            <table:table-row>
              <table:table-cell office:value-type="string">
                <text:p>Canard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Poules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Oies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